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482a" officeooo:paragraph-rsid="0015482a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5482a" officeooo:paragraph-rsid="0015482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log Notes</text:p>
      <text:p text:style-name="P1"/>
      <text:p text:style-name="P2">4 kinds of terms in Prolog: <text:span text:style-name="T1">atoms, numbers, variables, and complex ter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7:25:57.101786261</meta:creation-date>
    <dc:date>2016-11-23T17:27:23.177543775</dc:date>
    <meta:editing-duration>PT1M26S</meta:editing-duration>
    <meta:editing-cycles>1</meta:editing-cycles>
    <meta:document-statistic meta:table-count="0" meta:image-count="0" meta:object-count="0" meta:page-count="1" meta:paragraph-count="2" meta:word-count="14" meta:character-count="84" meta:non-whitespace-character-count="72"/>
    <meta:generator>LibreOffice/5.1.4.2$Linux_X86_64 LibreOffice_project/10m0$Build-2</meta:generator>
  </office:meta>
</office:document-meta>
</file>